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50%" draw:textarea-vertical-align="top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3" style:family="graphic" style:parent-style-name="standard">
      <style:graphic-properties draw:fill-color="#f79448" draw:textarea-horizontal-align="justify" draw:textarea-vertical-align="middle" draw:auto-grow-height="false" fo:min-height="0.95cm" fo:min-width="2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standard">
      <style:graphic-properties draw:fill-color="#add58a" draw:textarea-horizontal-align="justify" draw:textarea-vertical-align="middle" draw:auto-grow-height="false" fo:min-height="0.39cm" fo:min-width="2.0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style:text-position="0% 100%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9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color="#ffffff" style:text-position="0% 100%" fo:font-size="13pt" style:font-size-asian="13pt" style:font-size-complex="13pt"/>
    </style:style>
    <style:style style:name="T3" style:family="text">
      <style:text-properties fo:font-size="12pt"/>
    </style:style>
    <style:style style:name="T4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rect draw:style-name="gr1" draw:text-style-name="P2" draw:layer="layout" svg:width="5.222cm" svg:height="19.1cm" draw:transform="skewX (-0.0040142572795862) translate (9.318cm 2.45cm)">
              <text:p text:style-name="P1"><text:span text:style-name="T1">Worker= «default » </text:span></text:p>
            </draw:rect>
            <draw:rect draw:style-name="gr1" draw:text-style-name="P3" draw:layer="layout" svg:width="4.6cm" svg:height="14.1cm" svg:x="2.383cm" svg:y="5.45cm">
              <text:p text:style-name="P1"><text:span text:style-name="T2">Worker= « tracking »</text:span></text:p>
            </draw:rect>
            <draw:custom-shape draw:style-name="gr2" draw:text-style-name="P4" xml:id="id1" draw:id="id1" draw:layer="layout" svg:width="3.9cm" svg:height="1.1cm" svg:x="9.933cm" svg:y="3.3cm">
              <text:p text:style-name="P4"><text:span text:style-name="T3">frameUpdaterSr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xml:id="id2" draw:id="id2" draw:layer="layout" svg:width="3.9cm" svg:height="1.2cm" svg:x="9.933cm" svg:y="6.3cm">
              <text:p text:style-name="P4"><text:span text:style-name="T3">sourceFr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1.883cm" svg:y1="4.4cm" svg:x2="11.883cm" svg:y2="6.3cm" draw:start-shape="id1" draw:start-glue-point="2" draw:end-shape="id2" draw:end-glue-point="0" svg:d="M11883 4400v1900">
              <text:p/>
            </draw:connector>
            <draw:connector draw:style-name="gr5" draw:text-style-name="P1" draw:layer="layout" svg:x1="11.883cm" svg:y1="7.5cm" svg:x2="11.894cm" svg:y2="10.511cm" draw:start-shape="id2" draw:start-glue-point="2" draw:end-shape="id3" draw:end-glue-point="0" svg:d="M11883 7500v1506h11v1505">
              <text:p/>
            </draw:connector>
            <draw:custom-shape draw:style-name="gr2" draw:text-style-name="P4" xml:id="id12" draw:id="id12" draw:layer="layout" svg:width="3.9cm" svg:height="1.2cm" svg:x="9.929cm" svg:y="18.1cm">
              <text:p text:style-name="P4"><text:span text:style-name="T3">genericSceneSr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4" xml:id="id3" draw:id="id3" draw:layer="layout" svg:width="3.9cm" svg:height="1.2cm" svg:x="9.944cm" svg:y="10.511cm">
              <text:p text:style-name="P4"><text:span text:style-name="T3">videoAd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9.933cm" svg:y1="6.9cm" svg:x2="6.683cm" svg:y2="6.9cm" draw:start-shape="id2" draw:end-shape="id4" draw:end-glue-point="1" svg:d="M9933 6900h-3250">
              <text:p/>
            </draw:connector>
            <draw:custom-shape draw:style-name="gr2" draw:text-style-name="P4" xml:id="id4" draw:id="id4" draw:layer="layout" svg:width="3.9cm" svg:height="1.2cm" svg:x="2.783cm" svg:y="6.3cm">
              <text:p text:style-name="P4"><text:span text:style-name="T3">trackerSr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4" xml:id="id5" draw:id="id5" draw:layer="layout" svg:width="3.9cm" svg:height="1.2cm" svg:x="2.783cm" svg:y="8.2cm">
              <text:p text:style-name="P4"><text:span text:style-name="T3">marker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7.5cm" svg:x2="4.733cm" svg:y2="8.2cm" draw:start-shape="id4" draw:end-shape="id5" draw:end-glue-point="0" svg:d="M4733 7500v700">
              <text:p/>
            </draw:connector>
            <draw:custom-shape draw:style-name="gr2" draw:text-style-name="P4" xml:id="id6" draw:id="id6" draw:layer="layout" svg:width="3.9cm" svg:height="1.2cm" svg:x="2.783cm" svg:y="10.2cm">
              <text:p text:style-name="P4"><text:span text:style-name="T3">registrationSr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9.4cm" svg:x2="4.733cm" svg:y2="10.2cm" draw:start-shape="id5" draw:start-glue-point="2" draw:end-shape="id6" draw:end-glue-point="0" svg:d="M4733 9400v800">
              <text:p/>
            </draw:connector>
            <draw:custom-shape draw:style-name="gr3" draw:text-style-name="P4" xml:id="id7" draw:id="id7" draw:layer="layout" svg:width="3.9cm" svg:height="1.2cm" svg:x="2.783cm" svg:y="12.2cm">
              <text:p text:style-name="P4"><text:span text:style-name="T3">markerToCamera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11.4cm" svg:x2="4.733cm" svg:y2="12.2cm" draw:start-shape="id6" draw:start-glue-point="2" draw:end-shape="id7" draw:end-glue-point="0" svg:d="M4733 11400v800">
              <text:p/>
            </draw:connector>
            <draw:custom-shape draw:style-name="gr2" draw:text-style-name="P4" xml:id="id8" draw:id="id8" draw:layer="layout" svg:width="3.9cm" svg:height="1.2cm" svg:x="2.783cm" svg:y="14.2cm">
              <text:p text:style-name="P4"><text:span text:style-name="T3">matrixReverserSrv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13.4cm" svg:x2="4.733cm" svg:y2="14.2cm" draw:start-shape="id7" draw:start-glue-point="2" draw:end-shape="id8" draw:end-glue-point="0" svg:d="M4733 13400v800">
              <text:p/>
            </draw:connector>
            <draw:custom-shape draw:style-name="gr3" draw:text-style-name="P4" xml:id="id9" draw:id="id9" draw:layer="layout" svg:width="3.9cm" svg:height="1.2cm" svg:x="2.783cm" svg:y="16.1cm">
              <text:p text:style-name="P4"><text:span text:style-name="T3">cameraToMark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15.4cm" svg:x2="4.733cm" svg:y2="16.1cm" draw:start-shape="id8" draw:start-glue-point="2" draw:end-shape="id9" draw:end-glue-point="0" svg:d="M4733 15400v700">
              <text:p/>
            </draw:connector>
            <draw:custom-shape draw:style-name="gr2" draw:text-style-name="P4" xml:id="id10" draw:id="id10" draw:layer="layout" svg:width="3.9cm" svg:height="1.2cm" svg:x="2.783cm" svg:y="18cm">
              <text:p text:style-name="P4"><text:span text:style-name="T3">cameraAd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1" draw:layer="layout" svg:x1="4.733cm" svg:y1="17.3cm" svg:x2="4.733cm" svg:y2="18cm" draw:start-shape="id9" draw:start-glue-point="2" draw:end-shape="id10" draw:end-glue-point="0" svg:d="M4733 17300v700">
              <text:p/>
            </draw:connector>
            <draw:connector draw:style-name="gr5" draw:text-style-name="P1" draw:layer="layout" svg:x1="6.683cm" svg:y1="16.7cm" svg:x2="9.918cm" svg:y2="16.698cm" draw:start-shape="id9" draw:start-glue-point="1" draw:end-shape="id11" draw:end-glue-point="3" svg:d="M6683 16700h1618v-2h1617">
              <text:p/>
            </draw:connector>
            <draw:custom-shape draw:style-name="gr6" draw:text-style-name="P5" xml:id="id13" draw:id="id13" draw:layer="layout" svg:width="3.9cm" svg:height="1.24cm" svg:x="9.918cm" svg:y="20.01cm">
              <text:p text:style-name="P5"><text:span text:style-name="T4">Re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1.879cm" svg:y1="19.3cm" svg:x2="11.868cm" svg:y2="20.01cm" draw:start-shape="id12" draw:start-glue-point="2" draw:end-shape="id13" draw:end-glue-point="0" svg:d="M11879 19300v355h-11v355">
              <text:p/>
            </draw:connector>
            <draw:custom-shape draw:style-name="gr2" draw:text-style-name="P4" xml:id="id11" draw:id="id11" draw:layer="layout" svg:width="3.9cm" svg:height="1.2cm" svg:x="9.918cm" svg:y="16.098cm">
              <text:p text:style-name="P4"><text:span text:style-name="T3">syncGenericSce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1" draw:layer="layout" svg:x1="11.868cm" svg:y1="17.298cm" svg:x2="11.879cm" svg:y2="18.1cm" draw:start-shape="id11" draw:start-glue-point="2" draw:end-shape="id12" draw:end-glue-point="0" svg:d="M11868 17298v401h11v401">
              <text:p/>
            </draw:connector>
            <draw:connector draw:style-name="gr5" draw:text-style-name="P1" draw:layer="layout" draw:line-skew="0.186cm 1.951cm" svg:x1="9.933cm" svg:y1="6.9cm" svg:x2="11.868cm" svg:y2="16.098cm" draw:start-shape="id2" draw:start-glue-point="3" draw:end-shape="id11" draw:end-glue-point="0" svg:d="M9933 6900h-315v6850h2250v2348">
              <text:p/>
            </draw:connector>
            <draw:connector draw:style-name="gr5" draw:text-style-name="P1" draw:layer="layout" svg:x1="13.818cm" svg:y1="16.698cm" svg:x2="13.833cm" svg:y2="3.85cm" draw:start-shape="id11" draw:start-glue-point="1" draw:end-shape="id1" draw:end-glue-point="1" svg:d="M13818 16698h516v-12848h-501">
              <text:p/>
            </draw:connector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7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8T17:09:07.133149593</meta:creation-date>
    <dc:date>2020-10-27T11:00:44.42</dc:date>
    <meta:editing-duration>PT46M13S</meta:editing-duration>
    <meta:editing-cycles>15</meta:editing-cycles>
    <meta:generator>OpenOffice/4.1.6$Win32 OpenOffice.org_project/416m1$Build-9790</meta:generator>
    <dc:creator>Romain Manciaux</dc:creator>
    <meta:document-statistic meta:object-count="31"/>
  </office:meta>
</office:document-meta>
</file>